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500000045F4721AAFC9E5546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fo:background-color="#ffffff">
        <style:background-image/>
      </style:table-properties>
    </style:style>
    <style:style style:name="Table1.A" style:family="table-column">
      <style:table-column-properties style:column-width="0.838cm"/>
    </style:style>
    <style:style style:name="Table1.B" style:family="table-column">
      <style:table-column-properties style:column-width="11.111cm"/>
    </style:style>
    <style:style style:name="Table1.C" style:family="table-column">
      <style:table-column-properties style:column-width="5.052cm"/>
    </style:style>
    <style:style style:name="Table1.A1" style:family="table-cell">
      <style:table-cell-properties style:vertical-align="middle" fo:padding-left="0cm" fo:padding-right="0.049cm" fo:padding-top="0.049cm" fo:padding-bottom="0.049cm" fo:border-left="none" fo:border-right="0.75pt solid #dee2e6" fo:border-top="0.75pt solid #dee2e6" fo:border-bottom="1.5pt solid #dee2e6"/>
    </style:style>
    <style:style style:name="Table1.A2" style:family="table-cell">
      <style:table-cell-properties style:vertical-align="middle" fo:padding="0.049cm" fo:border="0.05pt solid #dee2e6"/>
    </style:style>
    <style:style style:name="P1" style:family="paragraph" style:parent-style-name="Footer">
      <style:text-properties officeooo:rsid="00108e49" officeooo:paragraph-rsid="00108e49"/>
    </style:style>
    <style:style style:name="P2" style:family="paragraph" style:parent-style-name="Header">
      <style:text-properties officeooo:rsid="000fb497" officeooo:paragraph-rsid="000fb497"/>
    </style:style>
    <style:style style:name="P3" style:family="paragraph" style:parent-style-name="Standard">
      <style:paragraph-properties style:line-height-at-least="0.503cm"/>
      <style:text-properties fo:color="#d4d4d4" style:font-name="Droid Sans Mono" fo:font-size="10.5pt" fo:font-weight="normal" fo:background-color="#1e1e1e"/>
    </style:style>
    <style:style style:name="P4" style:family="paragraph" style:parent-style-name="Standard">
      <style:paragraph-properties style:line-height-at-least="0.503cm"/>
      <style:text-properties fo:color="#6a9955" style:font-name="Droid Sans Mono" fo:font-size="10.5pt" fo:font-weight="normal" fo:background-color="#1e1e1e"/>
    </style:style>
    <style:style style:name="P5" style:family="paragraph" style:parent-style-name="Standard">
      <style:paragraph-properties style:line-height-at-least="0.503cm"/>
      <style:text-properties fo:color="#569cd6" style:font-name="Droid Sans Mono" fo:font-size="10.5pt" fo:font-weight="normal" fo:background-color="#1e1e1e"/>
    </style:style>
    <style:style style:name="P6" style:family="paragraph" style:parent-style-name="Standard">
      <style:paragraph-properties style:line-height-at-least="0.503cm"/>
    </style:style>
    <style:style style:name="P7" style:family="paragraph" style:parent-style-name="Standard" style:list-style-name="L1">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Standard" style:list-style-name="L1">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style>
    <style:style style:name="P9" style:family="paragraph" style:parent-style-name="Table_20_Contents">
      <style:text-properties fo:font-size="2pt" style:font-size-asian="2pt" style:font-size-complex="2pt"/>
    </style:style>
    <style:style style:name="P10" style:family="paragraph" style:parent-style-name="Table_20_Contents">
      <style:text-properties officeooo:rsid="000fb497" officeooo:paragraph-rsid="000fb497"/>
    </style:style>
    <style:style style:name="P11" style:family="paragraph" style:parent-style-name="Table_20_Contents">
      <style:paragraph-properties fo:margin-top="0cm" fo:margin-bottom="0.499cm" loext:contextual-spacing="false"/>
    </style:style>
    <style:style style:name="P12" style:family="paragraph" style:parent-style-name="Table_20_Contents">
      <style:paragraph-properties fo:margin-top="0cm" fo:margin-bottom="0cm" loext:contextual-spacing="false"/>
      <style:text-properties fo:font-weight="normal"/>
    </style:style>
    <style:style style:name="P13" style:family="paragraph" style:parent-style-name="Text_20_body" style:list-style-name="L1">
      <loext:graphic-properties draw:fill="none" draw:fill-color="#ffffff"/>
      <style:paragraph-properties fo:margin-top="0cm" fo:margin-bottom="0cm" loext:contextual-spacing="false" fo:line-height="138%"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officeooo:rsid="000fb497"/>
    </style:style>
    <style:style style:name="T2" style:family="text">
      <style:text-properties fo:color="#c586c0"/>
    </style:style>
    <style:style style:name="T3" style:family="text">
      <style:text-properties fo:color="#569cd6"/>
    </style:style>
    <style:style style:name="T4" style:family="text">
      <style:text-properties fo:color="#ce9178"/>
    </style:style>
    <style:style style:name="T5" style:family="text">
      <style:text-properties fo:color="#4ec9b0"/>
    </style:style>
    <style:style style:name="T6" style:family="text">
      <style:text-properties fo:color="#9cdcfe"/>
    </style:style>
    <style:style style:name="T7" style:family="text">
      <style:text-properties fo:color="#dcdcaa"/>
    </style:style>
    <style:style style:name="T8" style:family="text">
      <style:text-properties fo:color="#b5cea8"/>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337087346" text:style-name="L1">
        <text:list-item>
          <text:p text:style-name="P8"><text:bookmark text:name="docs-internal-guid-7a92eb32-7fff-3abf-a527-b6f4113639de"/><text:span text:style-name="T9">Create two classes DM and DB which store the value of distances. DM stores distances in metres and centimeters and DB in feet and inches. Write a program that can read values for the class objects and add one object of DM with another object of DB. Use a function to carry out the addition operation. The object that stores the results may be a DM object or DB object, depending on the units in which the results are required. The display should be in the format of feet and inches or metres and centimeters depending on the object on display.</text:span></text:p>
        </text:list-item>
      </text:list>
      <text:p text:style-name="P3"><text:span text:style-name="T2">#include</text:span><text:span text:style-name="T3"> </text:span><text:span text:style-name="T4">&lt;iostream&gt;</text:span></text:p>
      <text:p text:style-name="P3"><text:span text:style-name="T2">#include</text:span><text:span text:style-name="T3"> </text:span><text:span text:style-name="T4">&lt;bits/stdc++.h&gt;</text:span></text:p>
      <text:p text:style-name="P3"><text:span text:style-name="T2">using</text:span> <text:span text:style-name="T3">namespace</text:span> <text:span text:style-name="T5">std</text:span>;</text:p>
      <text:p text:style-name="P6"/>
      <text:p text:style-name="P4">// CLASS DM</text:p>
      <text:p text:style-name="P3"><text:span text:style-name="T3">class</text:span> <text:span text:style-name="T5">DM</text:span> {</text:p>
      <text:p text:style-name="P4">// class variables</text:p>
      <text:p text:style-name="P5">private:</text:p>
      <text:p text:style-name="P3"><text:span text:style-name="T3">float</text:span> <text:span text:style-name="T6">meters</text:span>;</text:p>
      <text:p text:style-name="P3"><text:span text:style-name="T3">float</text:span> <text:span text:style-name="T6">centimeters</text:span>;</text:p>
      <text:p text:style-name="P6"/>
      <text:p text:style-name="P5">public:</text:p>
      <text:p text:style-name="P4">// constructor</text:p>
      <text:p text:style-name="P3"><text:span text:style-name="T7">DM</text:span>(<text:span text:style-name="T3">float</text:span> <text:span text:style-name="T6">f</text:span>, <text:span text:style-name="T3">float</text:span> <text:span text:style-name="T6">i</text:span>) {</text:p>
      <text:p text:style-name="P3"><text:span text:style-name="T6">meters</text:span> = <text:span text:style-name="T6">f</text:span>;</text:p>
      <text:p text:style-name="P3"><text:span text:style-name="T6">centimeters</text:span> = <text:span text:style-name="T6">i</text:span>;</text:p>
      <text:p text:style-name="P3">}</text:p>
      <text:p text:style-name="P4">// getters</text:p>
      <text:p text:style-name="P3"><text:span text:style-name="T3">float</text:span> <text:span text:style-name="T7">getMeters</text:span>() {</text:p>
      <text:p text:style-name="P3"><text:span text:style-name="T2">return</text:span> <text:span text:style-name="T6">meters</text:span>;</text:p>
      <text:p text:style-name="P3">}</text:p>
      <text:p text:style-name="P3"><text:span text:style-name="T3">float</text:span> <text:span text:style-name="T7">getCentimeters</text:span>() {</text:p>
      <text:p text:style-name="P3"><text:span text:style-name="T2">return</text:span> <text:span text:style-name="T6">centimeters</text:span>;</text:p>
      <text:p text:style-name="P3">}</text:p>
      <text:p text:style-name="P4">// setters</text:p>
      <text:p text:style-name="P3"><text:span text:style-name="T3">void</text:span> <text:span text:style-name="T7">setMeters</text:span>(<text:span text:style-name="T3">float</text:span> <text:span text:style-name="T6">f</text:span>) {</text:p>
      <text:p text:style-name="P3"><text:span text:style-name="T6">meters</text:span> = <text:span text:style-name="T6">f</text:span>;</text:p>
      <text:p text:style-name="P3">}</text:p>
      <text:p text:style-name="P3"><text:span text:style-name="T3">void</text:span> <text:span text:style-name="T7">setCentimeters</text:span>(<text:span text:style-name="T3">float</text:span> <text:span text:style-name="T6">i</text:span>) {</text:p>
      <text:p text:style-name="P3"><text:span text:style-name="T6">centimeters</text:span> = <text:span text:style-name="T6">i</text:span>;</text:p>
      <text:p text:style-name="P3">}</text:p>
      <text:p text:style-name="P4">// other functions</text:p>
      <text:p text:style-name="P3"><text:span text:style-name="T3">void</text:span> <text:span text:style-name="T7">display</text:span>() {</text:p>
      <text:p text:style-name="P3"><text:span text:style-name="T6">cout</text:span> <text:span text:style-name="T7">&lt;&lt;</text:span> <text:span text:style-name="T6">meters</text:span> <text:span text:style-name="T7">&lt;&lt;</text:span> <text:span text:style-name="T4">" Meters "</text:span> <text:span text:style-name="T7">&lt;&lt;</text:span> <text:span text:style-name="T6">centimeters</text:span> <text:span text:style-name="T7">&lt;&lt;</text:span> <text:span text:style-name="T4">" Centimeters"</text:span> <text:span text:style-name="T7">&lt;&lt;</text:span> <text:span text:style-name="T7">endl</text:span>;</text:p>
      <text:p text:style-name="P3">}</text:p>
      <text:p text:style-name="P6"/>
      <text:p text:style-name="P4">// add function for diff classes</text:p>
      <text:p text:style-name="P3"><text:soft-page-break/><text:span text:style-name="T3">void</text:span> <text:span text:style-name="T7">add</text:span>(<text:span text:style-name="T5">DM</text:span> <text:span text:style-name="T6">dm</text:span>) {</text:p>
      <text:p text:style-name="P3"><text:span text:style-name="T3">float</text:span> <text:span text:style-name="T6">f</text:span> = <text:span text:style-name="T6">dm</text:span>.<text:span text:style-name="T7">getMeters</text:span>();</text:p>
      <text:p text:style-name="P3"><text:span text:style-name="T3">float</text:span> <text:span text:style-name="T6">i</text:span> = <text:span text:style-name="T6">dm</text:span>.<text:span text:style-name="T7">getCentimeters</text:span>();</text:p>
      <text:p text:style-name="P3"><text:span text:style-name="T3">float</text:span> <text:span text:style-name="T6">m</text:span> = <text:span text:style-name="T6">meters</text:span> + <text:span text:style-name="T6">f</text:span>;</text:p>
      <text:p text:style-name="P3"><text:span text:style-name="T3">float</text:span> <text:span text:style-name="T6">c</text:span> = <text:span text:style-name="T6">centimeters</text:span> + <text:span text:style-name="T6">i</text:span>;</text:p>
      <text:p text:style-name="P3"><text:span text:style-name="T2">if</text:span> (<text:span text:style-name="T6">c</text:span> &gt;= <text:span text:style-name="T8">100</text:span>) {</text:p>
      <text:p text:style-name="P3"><text:span text:style-name="T6">m</text:span>++;</text:p>
      <text:p text:style-name="P3"><text:span text:style-name="T6">c</text:span> -= <text:span text:style-name="T8">100</text:span>;</text:p>
      <text:p text:style-name="P3">}</text:p>
      <text:p text:style-name="P3"><text:span text:style-name="T6">meters</text:span> = <text:span text:style-name="T6">m</text:span>;</text:p>
      <text:p text:style-name="P3"><text:span text:style-name="T6">centimeters</text:span> = <text:span text:style-name="T6">c</text:span>;</text:p>
      <text:p text:style-name="P3"><text:span text:style-name="T7">display</text:span>();</text:p>
      <text:p text:style-name="P3">}</text:p>
      <text:p text:style-name="P3">};</text:p>
      <text:p text:style-name="P6"/>
      <text:p text:style-name="P4">// CLASS DB</text:p>
      <text:p text:style-name="P3"><text:span text:style-name="T3">class</text:span> <text:span text:style-name="T5">DB</text:span> {</text:p>
      <text:p text:style-name="P4">// class variables</text:p>
      <text:p text:style-name="P5">private:</text:p>
      <text:p text:style-name="P3"><text:span text:style-name="T3">float</text:span> <text:span text:style-name="T6">feet</text:span>;</text:p>
      <text:p text:style-name="P3"><text:span text:style-name="T3">float</text:span> <text:span text:style-name="T6">inches</text:span>;</text:p>
      <text:p text:style-name="P6"/>
      <text:p text:style-name="P5">public:</text:p>
      <text:p text:style-name="P4">// constructor</text:p>
      <text:p text:style-name="P3"><text:span text:style-name="T7">DB</text:span>(<text:span text:style-name="T3">float</text:span> <text:span text:style-name="T6">f</text:span>, <text:span text:style-name="T3">float</text:span> <text:span text:style-name="T6">i</text:span>) {</text:p>
      <text:p text:style-name="P3"><text:span text:style-name="T6">feet</text:span> = <text:span text:style-name="T6">f</text:span>;</text:p>
      <text:p text:style-name="P3"><text:span text:style-name="T6">inches</text:span> = <text:span text:style-name="T6">i</text:span>;</text:p>
      <text:p text:style-name="P3">}</text:p>
      <text:p text:style-name="P4">// getters</text:p>
      <text:p text:style-name="P3"><text:span text:style-name="T3">float</text:span> <text:span text:style-name="T7">getFeet</text:span>() {</text:p>
      <text:p text:style-name="P3"><text:span text:style-name="T2">return</text:span> <text:span text:style-name="T6">feet</text:span>;</text:p>
      <text:p text:style-name="P3">}</text:p>
      <text:p text:style-name="P3"><text:span text:style-name="T3">float</text:span> <text:span text:style-name="T7">getInches</text:span>() {</text:p>
      <text:p text:style-name="P3"><text:span text:style-name="T2">return</text:span> <text:span text:style-name="T6">inches</text:span>;</text:p>
      <text:p text:style-name="P3">}</text:p>
      <text:p text:style-name="P4">// setters</text:p>
      <text:p text:style-name="P3"><text:span text:style-name="T3">void</text:span> <text:span text:style-name="T7">setFeet</text:span>(<text:span text:style-name="T3">float</text:span> <text:span text:style-name="T6">f</text:span>) {</text:p>
      <text:p text:style-name="P3"><text:span text:style-name="T6">feet</text:span> = <text:span text:style-name="T6">f</text:span>;</text:p>
      <text:p text:style-name="P3">}</text:p>
      <text:p text:style-name="P3"><text:span text:style-name="T3">void</text:span> <text:span text:style-name="T7">setInches</text:span>(<text:span text:style-name="T3">float</text:span> <text:span text:style-name="T6">i</text:span>) {</text:p>
      <text:p text:style-name="P3"><text:span text:style-name="T6">inches</text:span> = <text:span text:style-name="T6">i</text:span>;</text:p>
      <text:p text:style-name="P3">}</text:p>
      <text:p text:style-name="P4">// other functions</text:p>
      <text:p text:style-name="P3"><text:span text:style-name="T3">void</text:span> <text:span text:style-name="T7">display</text:span>() {</text:p>
      <text:p text:style-name="P3"><text:span text:style-name="T6">cout</text:span> <text:span text:style-name="T7">&lt;&lt;</text:span> <text:span text:style-name="T6">feet</text:span> <text:span text:style-name="T7">&lt;&lt;</text:span> <text:span text:style-name="T4">" feet "</text:span> <text:span text:style-name="T7">&lt;&lt;</text:span> <text:span text:style-name="T6">inches</text:span> <text:span text:style-name="T7">&lt;&lt;</text:span> <text:span text:style-name="T4">" inches"</text:span> <text:span text:style-name="T7">&lt;&lt;</text:span> <text:span text:style-name="T7">endl</text:span>;</text:p>
      <text:p text:style-name="P3">}</text:p>
      <text:p text:style-name="P6"><text:soft-page-break/></text:p>
      <text:p text:style-name="P3"><text:span text:style-name="T3">void</text:span> <text:span text:style-name="T7">add</text:span>(<text:span text:style-name="T5">DB</text:span> <text:span text:style-name="T6">db</text:span>) {</text:p>
      <text:p text:style-name="P3"><text:span text:style-name="T3">float</text:span> <text:span text:style-name="T6">f</text:span> = <text:span text:style-name="T6">db</text:span>.<text:span text:style-name="T7">getFeet</text:span>();</text:p>
      <text:p text:style-name="P3"><text:span text:style-name="T3">float</text:span> <text:span text:style-name="T6">i</text:span> = <text:span text:style-name="T6">db</text:span>.<text:span text:style-name="T7">getInches</text:span>();</text:p>
      <text:p text:style-name="P3"><text:span text:style-name="T3">float</text:span> <text:span text:style-name="T6">m</text:span> = <text:span text:style-name="T6">feet</text:span> + <text:span text:style-name="T6">f</text:span>;</text:p>
      <text:p text:style-name="P3"><text:span text:style-name="T3">float</text:span> <text:span text:style-name="T6">c</text:span> = <text:span text:style-name="T6">inches</text:span> + <text:span text:style-name="T6">i</text:span>;</text:p>
      <text:p text:style-name="P3"><text:span text:style-name="T2">if</text:span> (<text:span text:style-name="T6">c</text:span> &gt;= <text:span text:style-name="T8">12</text:span>) {</text:p>
      <text:p text:style-name="P3"><text:span text:style-name="T6">m</text:span>++;</text:p>
      <text:p text:style-name="P3"><text:span text:style-name="T6">c</text:span> -= <text:span text:style-name="T8">12</text:span>;</text:p>
      <text:p text:style-name="P3">}</text:p>
      <text:p text:style-name="P3"><text:span text:style-name="T6">feet</text:span> = <text:span text:style-name="T6">m</text:span>;</text:p>
      <text:p text:style-name="P3"><text:span text:style-name="T6">inches</text:span> = <text:span text:style-name="T6">c</text:span>;</text:p>
      <text:p text:style-name="P3"><text:span text:style-name="T7">display</text:span>();</text:p>
      <text:p text:style-name="P3">}</text:p>
      <text:p text:style-name="P3">};</text:p>
      <text:p text:style-name="P6"/>
      <text:p text:style-name="P4">// add function for diff classes</text:p>
      <text:p text:style-name="P3"><text:span text:style-name="T3">void</text:span> <text:span text:style-name="T7">add</text:span>(<text:span text:style-name="T5">DM</text:span> <text:span text:style-name="T6">dm</text:span>, <text:span text:style-name="T5">DB</text:span> <text:span text:style-name="T6">db</text:span>) {</text:p>
      <text:p text:style-name="P3"><text:span text:style-name="T3">float</text:span> <text:span text:style-name="T6">f</text:span> = <text:span text:style-name="T6">dm</text:span>.<text:span text:style-name="T7">getMeters</text:span>();</text:p>
      <text:p text:style-name="P3"><text:span text:style-name="T3">float</text:span> <text:span text:style-name="T6">i</text:span> = <text:span text:style-name="T6">dm</text:span>.<text:span text:style-name="T7">getCentimeters</text:span>();</text:p>
      <text:p text:style-name="P3"><text:span text:style-name="T3">float</text:span> <text:span text:style-name="T6">m</text:span> = <text:span text:style-name="T6">f</text:span> + <text:span text:style-name="T6">db</text:span>.<text:span text:style-name="T7">getFeet</text:span>()*<text:span text:style-name="T8">0.3048</text:span>;</text:p>
      <text:p text:style-name="P3"><text:span text:style-name="T3">float</text:span> <text:span text:style-name="T6">c</text:span> = <text:span text:style-name="T6">i</text:span> + <text:span text:style-name="T6">db</text:span>.<text:span text:style-name="T7">getInches</text:span>()*<text:span text:style-name="T8">2.54</text:span>;</text:p>
      <text:p text:style-name="P3"><text:span text:style-name="T2">if</text:span> (<text:span text:style-name="T6">c</text:span> &gt;= <text:span text:style-name="T8">12</text:span>) {</text:p>
      <text:p text:style-name="P3"><text:span text:style-name="T6">m</text:span>++;</text:p>
      <text:p text:style-name="P3"><text:span text:style-name="T6">c</text:span> -= <text:span text:style-name="T8">12</text:span>;</text:p>
      <text:p text:style-name="P3">}</text:p>
      <text:p text:style-name="P3"><text:span text:style-name="T6">cout</text:span> <text:span text:style-name="T7">&lt;&lt;</text:span> <text:span text:style-name="T6">m</text:span> <text:span text:style-name="T7">&lt;&lt;</text:span> <text:span text:style-name="T4">" Meters "</text:span> <text:span text:style-name="T7">&lt;&lt;</text:span> <text:span text:style-name="T6">c</text:span> <text:span text:style-name="T7">&lt;&lt;</text:span> <text:span text:style-name="T4">" Centimeters"</text:span> <text:span text:style-name="T7">&lt;&lt;</text:span> <text:span text:style-name="T7">endl</text:span>;</text:p>
      <text:p text:style-name="P3">}</text:p>
      <text:p text:style-name="P6"/>
      <text:p text:style-name="P3"><text:span text:style-name="T3">int</text:span> <text:span text:style-name="T7">main</text:span>() {</text:p>
      <text:p text:style-name="P4">// DM object</text:p>
      <text:p text:style-name="P3"><text:span text:style-name="T5">DM</text:span> <text:span text:style-name="T6">dm1</text:span>(<text:span text:style-name="T8">1</text:span>, <text:span text:style-name="T8">1</text:span>);</text:p>
      <text:p text:style-name="P3"><text:span text:style-name="T5">DM</text:span> <text:span text:style-name="T6">dm2</text:span>(<text:span text:style-name="T8">4</text:span>, <text:span text:style-name="T8">5</text:span>);</text:p>
      <text:p text:style-name="P3"><text:span text:style-name="T5">DB</text:span> <text:span text:style-name="T6">db1</text:span>(<text:span text:style-name="T8">2</text:span>, <text:span text:style-name="T8">2</text:span>);</text:p>
      <text:p text:style-name="P6"/>
      <text:p text:style-name="P4">// add dm1 and dm2</text:p>
      <text:p text:style-name="P3"><text:span text:style-name="T6">dm1</text:span>.<text:span text:style-name="T7">add</text:span>(<text:span text:style-name="T6">dm2</text:span>);</text:p>
      <text:p text:style-name="P4">// add dm1 and db1</text:p>
      <text:p text:style-name="P3"><text:span text:style-name="T7">add</text:span>(<text:span text:style-name="T6">dm1</text:span>, <text:span text:style-name="T6">db1</text:span>);</text:p>
      <text:p text:style-name="P3"><text:span text:style-name="T6">db1</text:span>.<text:span text:style-name="T7">display</text:span>();</text:p>
      <text:p text:style-name="P3"><text:span text:style-name="T2">return</text:span> <text:span text:style-name="T8">0</text:span>;</text:p>
      <text:p text:style-name="P3">}</text:p>
      <text:p text:style-name="P6"/>
      <text:p text:style-name="P4">// Admission no: U19CS019</text:p>
      <text:p text:style-name="P4">// Author: Naman Khater</text:p>
      <text:p text:style-name="P4"/>
      <text:p text:style-name="P4"><draw:frame draw:style-name="fr1" draw:name="Image1" text:anchor-type="char" svg:width="17cm" svg:height="1.653cm" draw:z-index="0"><draw:image xlink:href="Pictures/10000201000002C500000045F4721AAFC9E55461.png" xlink:type="simple" xlink:show="embed" xlink:actuate="onLoad" loext:mime-type="image/png"/></draw:frame><text:soft-page-break/></text:p>
      <text:list xml:id="list104904227329909" text:continue-numbering="true" text:style-name="L1">
        <text:list-header>
          <text:p text:style-name="P7"/>
        </text:list-header>
        <text:list-item>
          <text:p text:style-name="P13"><text:bookmark text:name="docs-internal-guid-b327d6a6-7fff-0388-9b0e-0011f687fa12"/>Find errors, if any, in the following C++ statements.</text:p>
          <text:list>
            <text:list-item>
              <text:p text:style-name="P13">long float x;</text:p>
            </text:list-item>
            <text:list-item>
              <text:p text:style-name="P13">char *cp = vp; // vp is a void pointer</text:p>
            </text:list-item>
            <text:list-item>
              <text:p text:style-name="P13">int code = three; // three is an enumerator</text:p>
            </text:list-item>
            <text:list-item>
              <text:p text:style-name="P13">int sp = new; // allocate memory with new</text:p>
            </text:list-item>
            <text:list-item>
              <text:p text:style-name="P13">enum (green, yellow, red);</text:p>
            </text:list-item>
            <text:list-item>
              <text:p text:style-name="P13">int const sp = total;</text:p>
            </text:list-item>
            <text:list-item>
              <text:p text:style-name="P13">const int array_size;</text:p>
            </text:list-item>
            <text:list-item>
              <text:p text:style-name="P13">for (i=1; int i&lt;10; i++) cout &lt;&lt; i &lt;&lt; “/n”; </text:p>
            </text:list-item>
            <text:list-item>
              <text:p text:style-name="P13">int &amp; number = 100; </text:p>
            </text:list-item>
            <text:list-item>
              <text:p text:style-name="P13">float *p = new int 1101; </text:p>
            </text:list-item>
            <text:list-item>
              <text:p text:style-name="P13">int public = 1000; </text:p>
            </text:list-item>
            <text:list-item>
              <text:p text:style-name="P13">char name[33] = “USA”;</text:p>
            </text:list-item>
          </text:list>
        </text:list-item>
      </text:list>
      <text:p text:style-name="Standard"/>
      <table:table table:name="Table1" table:style-name="Table1">
        <table:table-column table:style-name="Table1.A"/>
        <table:table-column table:style-name="Table1.B"/>
        <table:table-column table:style-name="Table1.C"/>
        <table:table-header-rows>
          <table:table-row table:style-name="TableLine93963796349168">
            <table:table-cell table:style-name="Table1.A1" office:value-type="string">
              <text:p text:style-name="Table_20_Contents"><text:span text:style-name="T1">Line </text:span>No.</text:p>
            </table:table-cell>
            <table:table-cell table:style-name="Table1.A1" office:value-type="string">
              <text:p text:style-name="Table_20_Contents">Error</text:p>
            </table:table-cell>
            <table:table-cell table:style-name="Table1.A1" office:value-type="string">
              <text:p text:style-name="Table_20_Contents">Correction</text:p>
            </table:table-cell>
          </table:table-row>
        </table:table-header-rows>
        <table:table-row table:style-name="TableLine93963796349168">
          <table:table-cell table:style-name="Table1.A2" office:value-type="string">
            <text:p text:style-name="P10">1</text:p>
          </table:table-cell>
          <table:table-cell table:style-name="Table1.A2" office:value-type="string">
            <text:p text:style-name="Table_20_Contents">Too many types</text:p>
          </table:table-cell>
          <table:table-cell table:style-name="Table1.A2" office:value-type="string">
            <text:p text:style-name="Table_20_Contents">float x; or double x;</text:p>
          </table:table-cell>
        </table:table-row>
        <table:table-row table:style-name="TableLine93963796349168">
          <table:table-cell table:style-name="Table1.A2" office:value-type="string">
            <text:p text:style-name="P10">2</text:p>
          </table:table-cell>
          <table:table-cell table:style-name="Table1.A2" office:value-type="string">
            <text:p text:style-name="Table_20_Contents">type must be matched</text:p>
          </table:table-cell>
          <table:table-cell table:style-name="Table1.A2" office:value-type="string">
            <text:p text:style-name="Table_20_Contents">char *cp = (char*) vp;</text:p>
          </table:table-cell>
        </table:table-row>
        <table:table-row table:style-name="TableLine93963796349168">
          <table:table-cell table:style-name="Table1.A2" office:value-type="string">
            <text:p text:style-name="P10">3</text:p>
          </table:table-cell>
          <table:table-cell table:style-name="Table1.A2" office:value-type="string">
            <text:p text:style-name="Table_20_Contents">no error</text:p>
          </table:table-cell>
          <table:table-cell table:style-name="Table1.A2" office:value-type="string">
            <text:p text:style-name="P9"/>
          </table:table-cell>
        </table:table-row>
        <table:table-row table:style-name="TableLine93963796349168">
          <table:table-cell table:style-name="Table1.A2" office:value-type="string">
            <text:p text:style-name="P10">4</text:p>
          </table:table-cell>
          <table:table-cell table:style-name="Table1.A2" office:value-type="string">
            <text:p text:style-name="Table_20_Contents">syntax error</text:p>
          </table:table-cell>
          <table:table-cell table:style-name="Table1.A2" office:value-type="string">
            <text:p text:style-name="Table_20_Contents">int*p=new int[10];</text:p>
          </table:table-cell>
        </table:table-row>
        <table:table-row table:style-name="TableLine93963796349168">
          <table:table-cell table:style-name="Table1.A2" office:value-type="string">
            <text:p text:style-name="P10">5</text:p>
          </table:table-cell>
          <table:table-cell table:style-name="Table1.A2" office:value-type="string">
            <text:p text:style-name="Table_20_Contents">tag name missing</text:p>
          </table:table-cell>
          <table:table-cell table:style-name="Table1.A2" office:value-type="string">
            <text:p text:style-name="Table_20_Contents">enum color (green, yellow, red)</text:p>
          </table:table-cell>
        </table:table-row>
        <table:table-row table:style-name="TableLine93963796349168">
          <table:table-cell table:style-name="Table1.A2" office:value-type="string">
            <text:p text:style-name="P10">6</text:p>
          </table:table-cell>
          <table:table-cell table:style-name="Table1.A2" office:value-type="string">
            <text:p text:style-name="Table_20_Contents">address have to assign instead of content</text:p>
          </table:table-cell>
          <table:table-cell table:style-name="Table1.A2" office:value-type="string">
            <text:p text:style-name="Table_20_Contents">int const*p = &amp;total;</text:p>
          </table:table-cell>
        </table:table-row>
        <table:table-row table:style-name="TableLine93963796349168">
          <table:table-cell table:style-name="Table1.A2" office:value-type="string">
            <text:p text:style-name="P10">7</text:p>
          </table:table-cell>
          <table:table-cell table:style-name="Table1.A2" office:value-type="string">
            <text:p text:style-name="Table_20_Contents">C++ requires a const to be initialized</text:p>
          </table:table-cell>
          <table:table-cell table:style-name="Table1.A2" office:value-type="string">
            <text:p text:style-name="Table_20_Contents">const int array-size = 5;</text:p>
          </table:table-cell>
        </table:table-row>
        <table:table-row table:style-name="TableLine93963796349168">
          <table:table-cell table:style-name="Table1.A2" office:value-type="string">
            <text:p text:style-name="P10">8</text:p>
          </table:table-cell>
          <table:table-cell table:style-name="Table1.A2" office:value-type="string">
            <text:p text:style-name="Table_20_Contents">undefined symbol i</text:p>
          </table:table-cell>
          <table:table-cell table:style-name="Table1.A2" office:value-type="string">
            <text:p text:style-name="P11">for(int i=1;i&lt;10;i++)</text:p>
            <text:p text:style-name="P12">cout&lt;&lt;i&lt;&lt;“/n”;</text:p>
          </table:table-cell>
        </table:table-row>
        <table:table-row table:style-name="TableLine93963796349168">
          <table:table-cell table:style-name="Table1.A2" office:value-type="string">
            <text:p text:style-name="P10">9</text:p>
          </table:table-cell>
          <table:table-cell table:style-name="Table1.A2" office:value-type="string">
            <text:p text:style-name="Table_20_Contents">invalid variable name</text:p>
          </table:table-cell>
          <table:table-cell table:style-name="Table1.A2" office:value-type="string">
            <text:p text:style-name="Table_20_Contents">int number = 100;</text:p>
          </table:table-cell>
        </table:table-row>
        <table:table-row table:style-name="TableLine93963796349168">
          <table:table-cell table:style-name="Table1.A2" office:value-type="string">
            <text:p text:style-name="P10">10</text:p>
          </table:table-cell>
          <table:table-cell table:style-name="Table1.A2" office:value-type="string">
            <text:p text:style-name="Table_20_Contents">wrong data type</text:p>
          </table:table-cell>
          <table:table-cell table:style-name="Table1.A2" office:value-type="string">
            <text:p text:style-name="Table_20_Contents">float *p = new float[10];</text:p>
          </table:table-cell>
        </table:table-row>
        <table:table-row table:style-name="TableLine93963796349168">
          <table:table-cell table:style-name="Table1.A2" office:value-type="string">
            <text:p text:style-name="P10">11</text:p>
          </table:table-cell>
          <table:table-cell table:style-name="Table1.A2" office:value-type="string">
            <text:p text:style-name="Table_20_Contents">keyword can not be used as a variable name</text:p>
          </table:table-cell>
          <table:table-cell table:style-name="Table1.A2" office:value-type="string">
            <text:p text:style-name="Table_20_Contents">int public1 = 1000;</text:p>
          </table:table-cell>
        </table:table-row>
        <table:table-row table:style-name="TableLine93963796349168">
          <table:table-cell table:style-name="Table1.A2" office:value-type="string">
            <text:p text:style-name="P10">12</text:p>
          </table:table-cell>
          <table:table-cell table:style-name="Table1.A2" office:value-type="string">
            <text:p text:style-name="Table_20_Contents">array size of char must be larger than the number of characters in the string</text:p>
          </table:table-cell>
          <table:table-cell table:style-name="Table1.A2" office:value-type="string">
            <text:p text:style-name="Table_20_Contents">chat name[4] = “USA”;</text:p>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fb497" officeooo:paragraph-rsid="000fb497"/>
    </style:style>
    <style:style style:name="MP2" style:family="paragraph" style:parent-style-name="Footer">
      <style:text-properties officeooo:rsid="00108e49" officeooo:paragraph-rsid="00108e4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fo:border="1.56pt ridge #000000" fo:padding="0.051cm"/>
      </style:header-style>
      <style:footer-style>
        <style:header-footer-properties fo:min-height="0cm" fo:margin-top="0.499cm" fo:border="1.56pt solid #000000" fo:padding="0.051cm"/>
      </style:footer-style>
    </style:page-layout>
  </office:automatic-styles>
  <office:master-styles>
    <style:master-page style:name="Standard" style:page-layout-name="Mpm1">
      <style:header>
        <text:p text:style-name="MP1">NAME: NAMAN KHATER<text:tab/><text:page-number text:select-page="current">2</text:page-number><text:tab/>ADMISSION NO: U19CS019</text:p>
      </style:header>
      <style:footer>
        <text:p text:style-name="MP2">PRINCIPLES OF PROGRAMMING LANGUAGE<text:tab/>LAB - 2</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2T09:16:17.380454555</meta:creation-date>
    <dc:date>2022-01-12T10:49:02.873761071</dc:date>
    <meta:editing-duration>PT1H2M25S</meta:editing-duration>
    <meta:editing-cycles>1</meta:editing-cycles>
    <meta:document-statistic meta:table-count="1" meta:image-count="1" meta:object-count="0" meta:page-count="4" meta:paragraph-count="173" meta:word-count="693" meta:character-count="3384" meta:non-whitespace-character-count="2874"/>
    <meta:generator>LibreOffice/6.4.7.2$Linux_X86_64 LibreOffice_project/40$Build-2</meta:generator>
  </office:meta>
</office:document-meta>
</file>